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468b" officeooo:paragraph-rsid="000b468b"/>
    </style:style>
    <style:style style:name="P2" style:family="paragraph" style:parent-style-name="Standard">
      <style:text-properties fo:font-size="15pt" fo:font-style="normal" style:text-underline-style="solid" style:text-underline-width="auto" style:text-underline-color="font-color" officeooo:rsid="000b468b" officeooo:paragraph-rsid="000b468b" style:font-size-asian="15pt" style:font-style-asian="normal" style:font-size-complex="15pt" style:font-style-complex="normal"/>
    </style:style>
    <style:style style:name="P3" style:family="paragraph" style:parent-style-name="Standard">
      <style:text-properties fo:font-size="15pt" style:text-underline-style="solid" style:text-underline-width="auto" style:text-underline-color="font-color" officeooo:rsid="000b468b" officeooo:paragraph-rsid="000b468b" style:font-size-asian="15pt" style:font-size-complex="15pt"/>
    </style:style>
    <style:style style:name="P4" style:family="paragraph" style:parent-style-name="Standard">
      <style:text-properties fo:font-size="15pt" officeooo:rsid="000b468b" officeooo:paragraph-rsid="000b468b" style:font-size-asian="15pt" style:font-size-complex="15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dée de site e-commerce :</text:p>
      <text:p text:style-name="P1">Vente de clés de jeux vidéos</text:p>
      <text:p text:style-name="P1"/>
      <text:p text:style-name="P1"/>
      <text:p text:style-name="P3">Présentation de l’entreprise :</text:p>
      <text:p text:style-name="P1">KeysToJoy</text:p>
      <text:p text:style-name="P1">Alexandre CEO </text:p>
      <text:p text:style-name="P1">Pierre Directeur général</text:p>
      <text:p text:style-name="P1"/>
      <text:p text:style-name="P3">Intervenants :</text:p>
      <text:p text:style-name="P1"/>
      <text:p text:style-name="P1"/>
      <text:p text:style-name="P4"><text:span text:style-name="T1">Contexte du projet :</text:span> </text:p>
      <text:p text:style-name="P1">Nous souhaitons un site web moderne accessible et facile d’utilisation, afin de vendre des clés de manière rapide et sécurisé. </text:p>
      <text:p text:style-name="P1">Nous voulons que l’utilisateur puisse recevoir sa/ses clés dans l’espace compte.</text:p>
      <text:p text:style-name="P1">Avoir un historique de commande.</text:p>
      <text:p text:style-name="P1">Système de coupon promotionnel. </text:p>
      <text:p text:style-name="P1">Pouvoir offrir des clés à partir du site à d’autre utilisateurs.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1T12:08:56.583000000</meta:creation-date>
    <dc:date>2023-09-04T09:07:16.114000000</dc:date>
    <meta:editing-duration>P2DT20H58M20S</meta:editing-duration>
    <meta:editing-cycles>1</meta:editing-cycles>
    <meta:document-statistic meta:table-count="0" meta:image-count="0" meta:object-count="0" meta:page-count="1" meta:paragraph-count="13" meta:word-count="78" meta:character-count="501" meta:non-whitespace-character-count="431"/>
    <meta:generator>LibreOffice/7.4.2.3$Windows_X86_64 LibreOffice_project/382eef1f22670f7f4118c8c2dd222ec7ad009daf</meta:generator>
  </office:meta>
</office:document-meta>
</file>